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Handling for Researchers – Feedback Form</text:p>
      <text:p text:style-name="P2"/>
      <text:p text:style-name="P2"/>
      <text:p text:style-name="P2"><text:span text:style-name="T3">Overall ratings</text:span><text:span text:style-name="T2"> </text:span></text:p>
      <text:p text:style-name="P5">Please circle the appropriate rating: 1 = strongly agree, 2 = agree, 3 = neither agree nor disagree, </text:p>
      <text:p text:style-name="P5"><text:tab/><text:tab/><text:tab/><text:tab/> <text:s text:c="5"/>4 = disagree, 5 = strongly disagree. </text:p>
      <text:p text:style-name="P2"/>
      <text:p text:style-name="P2">I found this course useful for my studies/research: <text:s text:c="30"/>1 <text:s text:c="7"/>2 <text:s text:c="7"/>3 <text:s text:c="7"/>4 <text:s text:c="7"/>5</text:p>
      <text:p text:style-name="P2"/>
      <text:p text:style-name="P2">The course material was of good quality: <text:s text:c="45"/>1 <text:s text:c="7"/>2 <text:s text:c="7"/>3 <text:s text:c="7"/>4 <text:s text:c="7"/>5</text:p>
      <text:p text:style-name="P2"/>
      <text:p text:style-name="P2">The teaching was of good quality: <text:s text:c="56"/>1 <text:s text:c="7"/>2 <text:s text:c="7"/>3 <text:s text:c="7"/>4 <text:s text:c="7"/>5</text:p>
      <text:p text:style-name="P2"/>
      <text:p text:style-name="P2">The course was delivered at the right pace: <text:s text:c="42"/>1 <text:s text:c="7"/>2 <text:s text:c="7"/>3 <text:s text:c="7"/>4 <text:s text:c="7"/>5</text:p>
      <text:p text:style-name="P2"/>
      <text:p text:style-name="P2">The exercises enhanced my understanding of version control</text:p>
      <text:p text:style-name="P2">systems and data management: <text:s text:c="61"/>1 <text:s text:c="7"/>2 <text:s text:c="7"/>3 <text:s text:c="7"/>4 <text:s text:c="7"/>5</text:p>
      <text:p text:style-name="P2"/>
      <text:p text:style-name="P2"/>
      <text:p text:style-name="P2"/>
      <text:p text:style-name="P4">What was the most important aspect/topic of the course, in your opinion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re there any aspects of the course that you would like to change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y other comments/suggestions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Name</text:span> (optional): …....................................................................................................</text:p>
      <text:p text:style-name="P2"/>
      <text:p text:style-name="P2"><text:span text:style-name="T1">Date</text:span>: 4 March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cobs</meta:initial-creator>
    <meta:creation-date>2014-03-02T22:57:24</meta:creation-date>
    <dc:date>2014-03-03T00:28:48</dc:date>
    <dc:creator>Christian Jacobs</dc:creator>
    <meta:editing-duration>PT1H28M46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15" meta:word-count="135" meta:character-count="1191" meta:non-whitespace-character-count="684"/>
  </office:meta>
</office:document-meta>
</file>